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000000" style:text-outline="false" style:text-line-through-style="none" style:text-line-through-type="none" style:font-name="Droid Sans Fallback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これは </text:span><text:span text:style-name="T2">1 </text:span><text:span text:style-name="T1">テスト 記録 のテキスト 言語 自動化チェック。 </text:span><text:span text:style-name="T2">[[[ comment here ]]] {1} HTML</text:span><text:span text:style-name="T1">コードのこれらの</text:span><text:span text:style-name="T2">2</text:span><text:span text:style-name="T1">つのブロックの中のより多くのテキスト テスト </text:span><text:span text:style-name="T2">{/1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2:52:17.397644446</meta:creation-date>
    <dc:date>2017-05-30T12:52:44.114468410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61" meta:character-count="96" meta:non-whitespace-character-count="82"/>
  </office:meta>
</office:document-meta>
</file>